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Aparajit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Aparajit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margin-left="0.5in" fo:margin-right="0in" fo:text-indent="-0.5in" style:auto-text-indent="false" fo:padding="0.0291in" fo:border-left="none" fo:border-right="none" fo:border-top="none" fo:border-bottom="0.0138in solid #000000" style:join-border="false">
        <style:tab-stops/>
      </style:paragraph-properties>
      <style:text-properties style:font-name="Aparajit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paragraph-properties fo:margin-left="0.5in" fo:margin-right="0in" fo:text-indent="-0.5in" style:auto-text-indent="false" fo:padding="0.0291in" fo:border-left="none" fo:border-right="none" fo:border-top="none" fo:border-bottom="0.0138in solid #000000" style:join-border="false">
        <style:tab-stops/>
      </style:paragraph-properties>
      <style:text-properties style:font-name="Aparajit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parajit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Aparajit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Aparajit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 IN THE SAND<text:span text:style-name="T1"> – </text:span>North Bridge Auto</text:p>
      <text:p text:style-name="P1">(aaTHO01)</text:p>
      <text:p text:style-name="P1"/>
      <text:p text:style-name="P7">Story.</text:p>
      <text:p text:style-name="P7"/>
      <text:p text:style-name="P7"/>
      <text:p text:style-name="P7">Outline.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9T01:17:26.36</meta:creation-date>
    <dc:date>2014-01-14T11:47:44.96</dc:date>
    <meta:editing-duration>P1DT17H23M31S</meta:editing-duration>
    <meta:editing-cycles>639</meta:editing-cycles>
    <meta:generator>OpenOffice.org/3.3$Win32 OpenOffice.org_project/330m20$Build-9567</meta:generator>
    <meta:document-statistic meta:table-count="0" meta:image-count="0" meta:object-count="0" meta:page-count="1" meta:paragraph-count="4" meta:word-count="11" meta:character-count="59"/>
  </office:meta>
</office:document-meta>
</file>